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8000004595C080863.png"/>
  <manifest:file-entry manifest:media-type="image/png" manifest:full-path="Pictures/100000000000031800000459ABA284C9.png"/>
  <manifest:file-entry manifest:media-type="image/png" manifest:full-path="Pictures/1000000000000318000004596F31ED5A.png"/>
  <manifest:file-entry manifest:media-type="image/png" manifest:full-path="Pictures/100000000000031800000459A36D306A.png"/>
  <manifest:file-entry manifest:media-type="image/png" manifest:full-path="Pictures/1000000000000318000004594714D22F.png"/>
  <manifest:file-entry manifest:media-type="image/png" manifest:full-path="Pictures/10000000000003180000045958BAA229.png"/>
  <manifest:file-entry manifest:media-type="image/png" manifest:full-path="Pictures/10000000000003180000045968E76CC9.png"/>
  <manifest:file-entry manifest:media-type="image/png" manifest:full-path="Pictures/100000000000031800000459EABF68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20.951cm" svg:height="29.445cm" draw:z-index="0"><draw:image xlink:href="Pictures/100000000000031800000459EABF68CC.png" xlink:type="simple" xlink:show="embed" xlink:actuate="onLoad"/></draw:frame></text:p>
      <text:p text:style-name="P1"><draw:frame draw:style-name="fr1" draw:name="images2" text:anchor-type="paragraph" svg:width="20.951cm" svg:height="29.445cm" draw:z-index="1"><draw:image xlink:href="Pictures/100000000000031800000459A36D306A.png" xlink:type="simple" xlink:show="embed" xlink:actuate="onLoad"/></draw:frame></text:p>
      <text:p text:style-name="P1"><draw:frame draw:style-name="fr1" draw:name="images3" text:anchor-type="paragraph" svg:width="20.951cm" svg:height="29.445cm" draw:z-index="2"><draw:image xlink:href="Pictures/1000000000000318000004594714D22F.png" xlink:type="simple" xlink:show="embed" xlink:actuate="onLoad"/></draw:frame></text:p>
      <text:p text:style-name="P1"><draw:frame draw:style-name="fr1" draw:name="images4" text:anchor-type="paragraph" svg:width="20.951cm" svg:height="29.445cm" draw:z-index="3"><draw:image xlink:href="Pictures/10000000000003180000045958BAA229.png" xlink:type="simple" xlink:show="embed" xlink:actuate="onLoad"/></draw:frame></text:p>
      <text:p text:style-name="P1"><draw:frame draw:style-name="fr1" draw:name="images5" text:anchor-type="paragraph" svg:width="20.951cm" svg:height="29.445cm" draw:z-index="4"><draw:image xlink:href="Pictures/1000000000000318000004596F31ED5A.png" xlink:type="simple" xlink:show="embed" xlink:actuate="onLoad"/></draw:frame></text:p>
      <text:p text:style-name="P1"><draw:frame draw:style-name="fr1" draw:name="images6" text:anchor-type="paragraph" svg:width="20.951cm" svg:height="29.445cm" draw:z-index="5"><draw:image xlink:href="Pictures/100000000000031800000459ABA284C9.png" xlink:type="simple" xlink:show="embed" xlink:actuate="onLoad"/></draw:frame></text:p>
      <text:p text:style-name="P1"><draw:frame draw:style-name="fr1" draw:name="images7" text:anchor-type="paragraph" svg:width="20.951cm" svg:height="29.445cm" draw:z-index="6"><draw:image xlink:href="Pictures/1000000000000318000004595C080863.png" xlink:type="simple" xlink:show="embed" xlink:actuate="onLoad"/></draw:frame></text:p>
      <text:p text:style-name="P1"><draw:frame draw:style-name="fr1" draw:name="images8" text:anchor-type="paragraph" svg:width="20.951cm" svg:height="29.445cm" draw:z-index="7"><draw:image xlink:href="Pictures/10000000000003180000045968E76C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OMEBREW 4DC</meta:initial-creator>
    <meta:creation-date>2009-06-10T21:50:31.49</meta:creation-date>
    <meta:document-statistic meta:table-count="0" meta:image-count="8" meta:object-count="0" meta:page-count="8" meta:paragraph-count="0" meta:word-count="0" meta:character-count="0"/>
    <dc:date>2009-06-10T21:53:03.17</dc:date>
    <dc:creator>HOMEBREW 4DC</dc:creator>
    <meta:editing-duration>PT00H02M37S</meta:editing-duration>
    <meta:editing-cycles>1</meta:editing-cycles>
    <meta:generator>OpenOffice.org/3.0$Win32 OpenOffice.org_project/300m15$Build-9379</meta:generator>
  </office:meta>
</office:document-meta>
</file>